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0c22" officeooo:paragraph-rsid="000a0c22"/>
    </style:style>
    <style:style style:name="P2" style:family="paragraph" style:parent-style-name="Standard">
      <style:paragraph-properties fo:text-align="start" style:justify-single-word="false"/>
      <style:text-properties officeooo:rsid="000a0c22" officeooo:paragraph-rsid="000a0c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E PER TESTING DI EXODUS</text:p>
      <text:p text:style-name="P1"/>
      <text:p text:style-name="P2">-cOSTANTI</text:p>
      <text:p text:style-name="P2"><text:tab/>vati tipi</text:p>
      <text:p text:style-name="P2"><text:tab/>altri tipi</text:p>
      <text:p text:style-name="P2"/>
      <text:p text:style-name="P2">-Modifiche per testare la creazione di branches e operazioni di merge</text:p>
      <text:p text:style-name="P2"/>
      <text:p text:style-name="P2">-Modifiche per <text:s/>creazione di più file di log</text:p>
      <text:p text:style-name="P2"/>
      <text:p text:style-name="P2">-Modifiche per test di uso standard di Exod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5:28:34.212433440</meta:creation-date>
    <dc:date>2019-09-04T15:32:22.081102029</dc:date>
    <meta:editing-duration>PT3M49S</meta:editing-duration>
    <meta:editing-cycles>1</meta:editing-cycles>
    <meta:document-statistic meta:table-count="0" meta:image-count="0" meta:object-count="0" meta:page-count="1" meta:paragraph-count="7" meta:word-count="37" meta:character-count="217" meta:non-whitespace-character-count="184"/>
    <meta:generator>LibreOffice/5.1.6.2$Linux_X86_64 LibreOffice_project/10m0$Build-2</meta:generator>
  </office:meta>
</office:document-meta>
</file>